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2"><text:span text:style-name="T5">do text if self.getPortalTypeName()=='projectspace'</text:span></text:p></office:annotation><text:text-input text:description="">"PST %s" % self.Description()</text:text-input></text:p>
      <text:p text:style-name="P1"><office:annotation><dc:creator>sge </dc:creator><dc:date>2013-10-18T14:28:03</dc:date><text:p text:style-name="P2"><text:span text:style-name="T8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2"><text:span text:style-name="T8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2"><text:span text:style-name="T8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2"><text:span text:style-name="T8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4"><text:span text:style-name="T7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2"><text:span text:style-name="T8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4"><text:span text:style-name="T7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2"><text:span text:style-name="T5">do text</text:span></text:p><text:p text:style-name="P2"><text:span text:style-name="T5">from xhtml(view</text:span><text:span text:style-name="T8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4"><text:span text:style-name="T7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2"><text:span text:style-name="T8">do text</text:span></text:p><text:p text:style-name="P2"><text:span text:style-name="T8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2"><text:span text:style-name="T5">do text if oo.budget</text:span></text:p><text:p text:style-name="P2"><text:span text:style-name="T5">from xhtml(view.</text:span><text:span text:style-name="T8">getObjectDGM(oo).</text:span><text:span text:style-name="T5">getOwnBudget(obj=oo))</text:span></text:p></office:annotation>champ budget propre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6">do row if view.get('budget_comments', obj=oo)</text:span></text:p></office:annotation>Commentaire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2"><text:span text:style-name="T8">do text</text:span></text:p><text:p text:style-name="P2"><text:span text:style-name="T8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Budget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2"><text:span text:style-name="T8">do text</text:span></text:p><text:p text:style-name="P2"><text:span text:style-name="T8">from xhtml(view.getObjectDGM(oo).getChildrenBudget(obj=oo))</text:span></text:p></office:annotation>champ budget des action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2"><text:span text:style-name="T8">do text</text:span></text:p><text:p text:style-name="P2"><text:span text:style-name="T8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2"><text:span text:style-name="T8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Échéance</text:p>
                </table:table-cell>
                <table:table-cell table:style-name="Tableau14.B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Indice de santé</text:p>
                </table:table-cell>
                <table:table-cell table:style-name="Tableau14.B2" office:value-type="string">
                  <text:p text:style-name="fa-attr-valeur"><office:annotation><dc:creator>sge </dc:creator><dc:date>2013-06-17T14:29:33</dc:date><text:p text:style-name="P2"><text:span text:style-name="T8">do text</text:span></text:p><text:p text:style-name="P2"><text:span text:style-name="T8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2" office:value-type="string">
                  <text:p text:style-name="fa-attr-libellé">Service</text:p>
                </table:table-cell>
                <table:table-cell table:style-name="Tableau14.B2" office:value-type="string">
                  <text:p text:style-name="fa-attr-valeur"><text:text-input text:description="">view.vocValues(u'imio.project.core.content.project.manager_vocabulary', 'manager', sep=', ', obj=act)</text:text-input><text:soft-page-break/></text:p>
                </table:table-cell>
              </table:table-row>
              <table:table-row>
                <table:table-cell table:style-name="Tableau14.A2" office:value-type="string">
                  <text:p text:style-name="fa-attr-libellé">Partenaires</text:p>
                </table:table-cell>
                <table:table-cell table:style-name="Tableau14.B2" office:value-type="string">
                  <text:p text:style-name="fa-attr-valeur"><office:annotation><dc:creator>sge </dc:creator><dc:date>2013-06-17T12:54:19</dc:date><text:p text:style-name="P2"><text:span text:style-name="T8">do text</text:span></text:p><text:p text:style-name="P2"><text:span text:style-name="T8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2" office:value-type="string">
                  <text:p text:style-name="fa-attr-libellé">Budget propre</text:p>
                </table:table-cell>
                <table:table-cell table:style-name="Tableau14.B2" office:value-type="string">
                  <text:p text:style-name="fa-attr-valeur"><office:annotation><dc:creator>sge </dc:creator><dc:date>2013-06-17T12:34:05</dc:date><text:p text:style-name="P2"><text:span text:style-name="T8">do text</text:span></text:p><text:p text:style-name="P2"><text:span text:style-name="T8">from xhtml(view.getObjectDGM(view.getObjectDGM(act).getParent()).getOwnBudget(obj=act))</text:span></text:p></office:annotation>champ budget propre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30</dc:date><text:p text:style-name="P3"><text:span text:style-name="T6">do row if view.get('budget_comments', obj=act)</text:span></text:p></office:annotation>Commentaire budget</text:p>
                </table:table-cell>
                <table:table-cell table:style-name="Tableau14.B2" office:value-type="string">
                  <text:p text:style-name="fa-attr-valeur"><office:annotation><dc:creator>sge </dc:creator><dc:date>2013-09-18T13:05:33</dc:date><text:p text:style-name="P2"><text:span text:style-name="T8">do text</text:span></text:p><text:p text:style-name="P2"><text:span text:style-name="T8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2" office:value-type="string">
                  <text:p text:style-name="fa-attr-libellé">Progression</text:p>
                </table:table-cell>
                <table:table-cell table:style-name="Tableau14.B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Plan de travail</text:p>
                </table:table-cell>
                <table:table-cell table:style-name="Tableau14.B2" office:value-type="string">
                  <text:p text:style-name="fa-attr-valeur"><office:annotation><dc:creator>sge </dc:creator><dc:date>2013-06-17T13:12:40</dc:date><text:p text:style-name="P2"><text:span text:style-name="T8">do text</text:span></text:p><text:p text:style-name="P2"><text:span text:style-name="T8">from xhtml(view.get('work_plan', obj=act))</text:span></text:p></office:annotation>champ work_plan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44</dc:date><text:p text:style-name="P3"><text:span text:style-name="T6">do row if view.get('comments', obj=act)</text:span></text:p></office:annotation>Commentaires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2"><text:span text:style-name="T8">do text</text:span></text:p><text:p text:style-name="P2"><text:span text:style-name="T8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18T15:49:35</dc:date>
    <dc:creator>sge </dc:creator>
    <meta:editing-duration>PT14H41M21S</meta:editing-duration>
    <meta:editing-cycles>105</meta:editing-cycles>
    <meta:generator>LibreOffice/3.5$Linux_X86_64 LibreOffice_project/350m1$Build-2</meta:generator>
    <meta:document-statistic meta:table-count="3" meta:image-count="0" meta:object-count="0" meta:page-count="2" meta:paragraph-count="59" meta:word-count="149" meta:character-count="1594" meta:non-whitespace-character-count="1529"/>
  </office:meta>
</office:document-meta>
</file>